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178b44" officeooo:paragraph-rsid="00178b44"/>
    </style:style>
    <style:style style:name="P2" style:family="paragraph" style:parent-style-name="paraNoCharBackground">
      <style:text-properties officeooo:rsid="0018bcca" officeooo:paragraph-rsid="0018bcca"/>
    </style:style>
    <style:style style:name="T1" style:family="text">
      <style:text-properties officeooo:rsid="00178b44"/>
    </style:style>
    <style:style style:name="T2" style:family="text">
      <style:text-properties fo:background-color="transparent" loext:char-shading-value="0" style:font-weight-asian="normal"/>
    </style:style>
    <style:style style:name="T3" style:family="text">
      <style:text-properties fo:background-color="transparent" loext:char-shading-value="0"/>
    </style:style>
    <style:style style:name="T4" style:family="text">
      <style:text-properties fo:background-color="#77bc65" loext:char-shading-value="0"/>
    </style:style>
    <style:style style:name="T5" style:family="text">
      <style:text-properties fo:background-color="#b4c7dc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araCharBackground">Paragraph styles <text:s/>can define shading on characters.</text:p>
      <text:p text:style-name="P1"/>
      <text:p text:style-name="paraCharBackground">This can be <text:span text:style-name="charBackground">overridden</text:span> <text:span text:style-name="T1">or </text:span><text:span text:style-name="charNoBackground"><text:span text:style-name="T1">cancelled</text:span></text:span><text:span text:style-name="T1"> </text:span>by a character style.</text:p>
      <text:p text:style-name="P1"/>
      <text:p text:style-name="paraCharBackground">And both of these are overridden by either a “<text:span text:style-name="T2">none</text:span>” or a <text:span text:style-name="T4">different colour</text:span> in direct formatting.</text:p>
      <text:p text:style-name="paraCharBackground"/>
      <text:p text:style-name="paraNoCharBackground">And finally, a paragraph style can cancel another <text:s/>paragraph style.</text:p>
      <text:p text:style-name="paraNoCharBackground"/>
      <text:p text:style-name="P2">A side benefit is that <text:span text:style-name="charBackground">a “</text:span><text:span text:style-name="charBackground"><text:span text:style-name="T3">none</text:span></text:span><text:span text:style-name="charBackground">” will also be able to </text:span><text:span text:style-name="charBackground"><text:span text:style-name="T3">cancel</text:span></text:span><text:span text:style-name="charBackground"> a character style background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paraCharBackground" style:family="paragraph" style:parent-style-name="Standard">
      <style:text-properties fo:background-color="#ffde59"/>
    </style:style>
    <style:style style:name="paraNoCharBackground" style:family="paragraph" style:parent-style-name="paraCharBackground">
      <style:text-properties fo:background-color="transparent"/>
    </style:style>
    <style:style style:name="charBackground" style:family="text">
      <style:text-properties fo:background-color="#b4c7dc"/>
    </style:style>
    <style:style style:name="charNoBackground" style:family="text">
      <style:text-properties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5T10:27:55.983840414</meta:creation-date>
    <dc:date>2020-11-25T11:37:34.036898154</dc:date>
    <meta:editing-duration>PT9M33S</meta:editing-duration>
    <meta:editing-cycles>3</meta:editing-cycles>
    <meta:generator>LibreOfficeDev/7.2.0.0.alpha0$Linux_X86_64 LibreOffice_project/b91243a9058e23fceaa4cec4b9b93eb296b7f54a</meta:generator>
    <meta:document-statistic meta:table-count="0" meta:image-count="0" meta:object-count="0" meta:page-count="1" meta:paragraph-count="5" meta:word-count="61" meta:character-count="359" meta:non-whitespace-character-count="301"/>
  </office:meta>
</office:document-meta>
</file>